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3.0161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9.0417in"/>
    </style:style>
    <style:style style:name="co8" style:family="table-column">
      <style:table-column-properties fo:break-before="auto" style:column-width="6.5071in"/>
    </style:style>
    <style:style style:name="co9" style:family="table-column">
      <style:table-column-properties fo:break-before="auto" style:column-width="0.8874in"/>
    </style:style>
    <style:style style:name="co10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46ed33"/>
    </style:style>
    <style:style style:name="ce1" style:family="table-cell" style:parent-style-name="Default">
      <style:table-cell-properties fo:background-color="#00ffec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5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8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" style:font-name-complex="Arial" style:font-weight-asian="normal" style:font-weight-complex="normal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JetBrains Mono"/>
    </style:style>
    <style:style style:name="T12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Arial" style:font-name-complex="Ari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complex="Ari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-complex="Arial" style:font-weight-asian="normal" style:font-weight-complex="normal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rting" table:style-name="ta1">
        <office:forms form:automatic-focus="false" form:apply-design-mode="false"/>
        <table:table-column table:style-name="co3" table:default-cell-style-name="ce5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table:style-name="ce11"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3" office:value-type="string" calcext:value-type="string">
            <text:p>Кликнуть по одному из рёбер графа</text:p>
          </table:table-cell>
          <table:table-cell table:style-name="ce13"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3" office:value-type="string" calcext:value-type="string">
            <text:p>Кликать по проводам, меняя состояния</text:p>
          </table:table-cell>
          <table:table-cell table:style-name="ce13"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продукты по бобрам</text:p>
          </table:table-cell>
          <table:table-cell office:value-type="string" calcext:value-type="string">
            <text:p>перетаскивание с проверкой</text:p>
          </table:table-cell>
        </table:table-row>
        <table:table-row table:style-name="ro1">
          <table:table-cell table:style-name="ce12"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style-name="ce24" office:value-type="string" calcext:value-type="string">
            <text:p>Кликать по замочкам в правильном порядке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style-name="ce24" office:value-type="string" calcext:value-type="string">
            <text:p>Рисовать сердце нажатиями</text:p>
          </table:table-cell>
          <table:table-cell table:style-name="ce24" office:value-type="string" calcext:value-type="string">
            <text:p>программа</text:p>
          </table:table-cell>
        </table:table-row>
        <table:table-row table:style-name="ro1">
          <table:table-cell table:style-name="ce12"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style-name="ce24" office:value-type="string" calcext:value-type="string">
            <text:p>Двигать стеки друг на друга</text:p>
          </table:table-cell>
          <table:table-cell table:style-name="ce24" office:value-type="string" calcext:value-type="string">
            <text:p>программа</text:p>
          </table:table-cell>
        </table:table-row>
        <table:table-row table:style-name="ro1">
          <table:table-cell table:style-name="ce11"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Ввод двух чисел в два окошечка и рисовать</text:p>
          </table:table-cell>
          <table:table-cell office:value-type="string" calcext:value-type="string">
            <text:p>программа запустить.</text:p>
          </table:table-cell>
        </table:table-row>
        <table:table-row table:style-name="ro1">
          <table:table-cell table:style-name="ce12"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24" office:value-type="string" calcext:value-type="string">
            <text:p>Выбрать порядок комнат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1"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картинки по таблице</text:p>
          </table:table-cell>
          <table:table-cell office:value-type="string" calcext:value-type="string">
            <text:p>изменения по клику / сложный drag</text:p>
          </table:table-cell>
        </table:table-row>
        <table:table-row table:style-name="ro1">
          <table:table-cell table:style-name="ce12"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style-name="ce24" office:value-type="string" calcext:value-type="string">
            <text:p>Как-то надо построить путь по камням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table:style-name="ce24" office:value-type="string" calcext:value-type="string">
            <text:p>Как-то надо построить путь по камням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1"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sks" table:style-name="ta1">
        <table:table-column table:style-name="co7" table:default-cell-style-name="ce17"/>
        <table:table-column table:style-name="co8" table:default-cell-style-name="ce17"/>
        <table:table-column table:style-name="co9" table:number-columns-repeated="254" table:default-cell-style-name="ce18"/>
        <table:table-row table:style-name="ro2">
          <table:table-cell table:style-name="ce14" office:value-type="string" calcext:value-type="string">
            <text:p>1-2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2">4 random from HU-05a IE-05 IN-02a UZ-01a</text:span><text:span text:style-name="T3"> </text:span><text:span text:style-name="T4">in /bebras2015-problems-upload/2021</text:span></text:p>
          </table:table-cell>
          <table:table-cell table:style-name="ce15"/>
          <table:table-cell table:style-name="ce20"/>
          <table:table-cell table:number-columns-repeated="253"/>
        </table:table-row>
        <table:table-row table:style-name="ro3">
          <table:table-cell table:style-name="ce16" office:value-type="string" calcext:value-type="string">
            <text:p><text:span text:style-name="T5">4 random from ID-09 SK-05 SK-01 TW-02</text:span><text:span text:style-name="T6"> </text:span><text:span text:style-name="T7">in /bebras2015-problems-upload/2021</text:span></text:p>
          </table:table-cell>
          <table:table-cell table:style-name="ce16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4 random from IS-04c IE-02 PH-01 VN-03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3-4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D-09 UZ-01b HU-05c SK-01 TW-0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E-02 PH-01 VN-03 CH-04c2 CN-0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T-03a UY-11 CZ-03 US-05 Z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5-6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S-04c UZ-01b PH-01 VN-03 CH-04c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RU-03 IT-03a IT-01a UZ-04 C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8">5 random from AU-06 IS-03 PL-05 AT-03 </text:span><text:span text:style-name="T9">UA-01c</text:span><text:span text:style-name="T10"> </text:span><text:span text:style-name="T11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7-8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8">5 random from RU-03 UZ-04 </text:span><text:span text:style-name="T9">BE-03</text:span><text:span text:style-name="T12"> US-05 ZA-04</text:span><text:span text:style-name="T13"> </text:span><text:span text:style-name="T11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T-01a PL-05 CA-04 ID-10 UA-01c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EE-03 LV-03 HU-02 RU-04 RU-01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9-10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D-07 AT-01 IS-03 IT-01a C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4">5 random from EE-03 RU-04 CH-07a RU-01 SI-03</text:span><text:span text:style-name="T15"> </text:span><text:span text:style-name="T14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6">5 random from</text:span><text:span text:style-name="T14"> DE-06 CZ-04 CH-06 UA-01e </text:span><text:span text:style-name="T17">PH-03</text:span><text:span text:style-name="T18"> </text:span><text:span text:style-name="T19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11</text:p>
          </table:table-cell>
          <table:table-cell table:style-name="ce14"/>
          <table:table-cell table:number-columns-repeated="254"/>
        </table:table-row>
        <table:table-row table:style-name="ro2">
          <table:table-cell table:style-name="ce15" office:value-type="string" calcext:value-type="string">
            <text:p><text:span text:style-name="T14">5 random from CH-19 HU-02 RU-04 CH-07a RU-01</text:span><text:span text:style-name="T15"> </text:span><text:span text:style-name="T14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4">5 random from CZ-01 LV-03 </text:span><text:span text:style-name="T17">SI-03</text:span><text:span text:style-name="T19"> UZ-01d UA-01e</text:span><text:span text:style-name="T20"> </text:span><text:span text:style-name="T19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4">5 random from DE-06 CZ-04 AT-07 CH-06 </text:span><text:span text:style-name="T17">PH-03</text:span><text:span text:style-name="T18"> </text:span><text:span text:style-name="T19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255"/>
        </table:table-row>
        <table:table-row table:style-name="ro2">
          <table:table-cell table:style-name="ce18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8"/>
          <table:table-cell table:number-columns-repeated="254"/>
        </table:table-row>
        <table:table-row table:style-name="ro2">
          <table:table-cell table:style-name="ce18" office:value-type="string" calcext:value-type="string">
            <text:p>ввод</text:p>
          </table:table-cell>
          <table:table-cell table:style-name="ce18"/>
          <table:table-cell table:number-columns-repeated="254"/>
        </table:table-row>
        <table:table-row table:style-name="ro2">
          <table:table-cell table:style-name="ce19" office:value-type="string" calcext:value-type="string">
            <text:p>problems AU-06 CZ-01 DE-06 EE-03 ID-07 LV-03 PH-03 RU-03 in /bebras2015-problems-upload/2021</text:p>
          </table:table-cell>
          <table:table-cell table:style-name="ce19"/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12">
          <table:table-cell table:style-name="ce18" table:number-columns-repeated="2"/>
          <table:table-cell table:number-columns-repeated="254"/>
        </table:table-row>
        <table:table-row table:style-name="ro2" table:number-rows-repeated="10485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ames" table:style-name="ta1">
        <table:table-column table:style-name="co10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H51" table:contains-header="false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1" table:target-range-address="sorting.A1:sorting.I51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tasks.A1:tasks.I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8:21:08.68389059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5T04:14:54.984988370</dc:date>
    <meta:editing-duration>P3DT5H1M21S</meta:editing-duration>
    <meta:editing-cycles>281</meta:editing-cycles>
    <meta:generator>LibreOffice/7.1.7.2$Linux_X86_64 LibreOffice_project/10$Build-2</meta:generator>
    <meta:document-statistic meta:table-count="4" meta:cell-count="585" meta:object-count="0"/>
  </office:meta>
</office:document-meta>
</file>